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imes New Roman1" svg:font-family="'Times New Roman'"/>
    <style:font-face style:name="arial" svg:font-family="arial"/>
    <style:font-face style:name="times new roman" svg:font-family="'times new roman'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">
      <style:paragraph-properties fo:margin-top="0cm" fo:margin-bottom="0cm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style:font-name-complex="Times New Roman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style:font-name="Times New Roman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shua M. Grant</text:p>
      <text:p text:style-name="P1">102-305 Wharncliffe Road North, London, Ontario, N6G 1E1</text:p>
      <text:p text:style-name="P1">Email: <text:a xlink:type="simple" xlink:href="mailto:joshua.m.grant@gmail.com"><text:span text:style-name="Internet_20_link">joshua.m.grant@gmail.com</text:span></text:a></text:p>
      <text:p text:style-name="P1">Mobile: (226) 373-0152 <text:s/>Home: (519) 434-5604</text:p>
      <text:p text:style-name="P4"><text:span text:style-name="T3"/></text:p>
      <text:p text:style-name="P5"/>
      <text:p text:style-name="P5"/>
      <text:p text:style-name="P5"/>
      <text:p text:style-name="Standard"/>
      <text:p text:style-name="P2"/>
      <text:p text:style-name="Standard">Dear <text:span text:style-name="T2">Scott Burgess, </text:span><text:span text:style-name="T4"><text:s/></text:span></text:p>
      <text:p text:style-name="Standard"/>
      <text:p text:style-name="Standard"><text:span text:style-name="T1">The purpose of this letter is to convey my interest in pursuing a Software Development position. My strengths in abstract and analytical problem solving, combined with my high aptitude with computer applications and programming, makes me well suited for the position. <text:s/></text:span>My communication skills have been proven effective, both within my current academic department and to the wider academic community. <text:s/><text:span text:style-name="T1">My outgoing personality </text:span>would be an asset when working in a team, and my ability to work independently is evident in my ongoing research at the University of Western Ontario. As I am near completion of my Master's degree, these qualities make me an outstanding candidate for working at your company. </text:p>
      <text:p text:style-name="Standard"/>
      <text:p text:style-name="Standard">I am currently completing my Master's in applied mathematics in the area of mathematical biology. Part of my research requires developing simulations to model population dynamics. <text:s/>Becoming familiar with such topics, I have become comfortable employing scientific tools in order to develop quantitative solutions. I have programmed Monte Carlo simulations in C, C++ and Perl languages, and I have used scientific software such as Matlab. In addition, I also have extensive experience in mathematical modeling, developing analytical models of population dynamics as well as financial models of options and portfolio pricing. These required strengths in mathematical aptitude, and a solid understanding of <text:s/>analytical and computational tools such as linear algebra and numerical methods. I have also presented my research results on a number of occasions, including at a major international scientific conference.</text:p>
      <text:p text:style-name="Standard"/>
      <text:p text:style-name="Standard">I am a self-starter who can take initiative as well as follow the leadership of others. My research as a Master’s student has established my ability to work independently. I also have a strong sense of responsibility and dedication to my work. These characteristics, along with my research background and technical knowledge, make me a prime candidate for this position.</text:p>
      <text:p text:style-name="Standard"/>
      <text:p text:style-name="Standard">I am confident in my scientific and technical communication abilities, and I would thrive in a position where I have the opportunity to apply my skills and knowledge to software development in a business and R&amp;D setting. I have attached my resume for your perusal, and I look forward to speaking with you to discuss this position further. </text:p>
      <text:p text:style-name="Standard"/>
      <text:p text:style-name="Standard">Thank you for your consideration.</text:p>
      <text:p text:style-name="Standard"/>
      <text:p text:style-name="Standard">Sincerely, </text:p>
      <text:p text:style-name="Standard"/>
      <text:p text:style-name="Standard"/>
      <text:p text:style-name="Standard">Joshua G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imes New Roman1" svg:font-family="'Times New Roman'"/>
    <style:font-face style:name="arial" svg:font-family="arial"/>
    <style:font-face style:name="times new roman" svg:font-family="'times new roman'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Lucida Sans Unicode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76cm" fo:margin-bottom="0.176cm" fo:orphans="2" fo:widows="2" fo:hyphenation-ladder-count="no-limit"/>
      <style:text-properties style:font-name="Verdana" fo:font-size="9pt" style:letter-kerning="true" style:font-name-asian="Arial Unicode MS" style:font-size-asian="9pt" style:font-name-complex="Arial Unicode MS" style:font-size-complex="9pt" fo:hyphenate="true" fo:hyphenation-remain-char-count="2" fo:hyphenation-push-char-count="2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Joshua Grant</dc:title>
    <meta:initial-creator>Joshua Grant</meta:initial-creator>
    <meta:creation-date>2009-04-07T22:26:00</meta:creation-date>
    <dc:creator>Joshua Grant</dc:creator>
    <dc:date>2009-06-30T10:57:15</dc:date>
    <meta:editing-cycles>26</meta:editing-cycles>
    <meta:editing-duration>PT4H45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397" meta:character-count="2545"/>
  </office:meta>
</office:document-meta>
</file>